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Cont." style:list-style-name="OOoBullets_20_1"/>
    <style:style style:name="P34" style:family="paragraph" style:parent-style-name="OOoList_20_1_20_Cont.">
      <style:paragraph-properties fo:keep-with-next="always"/>
    </style:style>
    <style:style style:name="P35" style:family="paragraph" style:parent-style-name="OOoList_20_1_20_End" style:list-style-name="OOoBullets_20_1"/>
    <style:style style:name="P36" style:family="paragraph" style:parent-style-name="OOoList_20_1_20_End">
      <style:paragraph-properties fo:keep-with-next="always"/>
    </style:style>
    <style:style style:name="P37" style:family="paragraph" style:parent-style-name="OOoList_20_1_20_Start" style:master-page-name="">
      <style:paragraph-properties style:page-number="auto" fo:keep-with-next="always"/>
    </style:style>
    <style:style style:name="P38" style:family="paragraph" style:parent-style-name="OOoList_20_1_20_Start" style:list-style-name="OOoBullets_20_1" style:master-page-name="">
      <style:paragraph-properties style:page-number="auto" fo:keep-with-next="always"/>
    </style:style>
    <style:style style:name="P39" style:family="paragraph" style:parent-style-name="OOoHeading_20_1" style:list-style-name="L1"/>
    <style:style style:name="P40" style:family="paragraph" style:parent-style-name="OOoHeading_20_1" style:master-page-name="">
      <style:paragraph-properties style:page-number="auto"/>
    </style:style>
    <style:style style:name="P41" style:family="paragraph" style:parent-style-name="OOoHeading_20_0" style:master-page-name="OOoPageStyl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1291958948"/>vector graphics<text:alphabetical-index-mark-end text:id="IMark1291958948"/>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1291959476"/>pixels<text:alphabetical-index-mark-end text:id="IMark1291959476"/>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6155976083973387768"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1291958948" text:key1="workspace"/>Draw<text:alphabetical-index-mark-end text:id="IMark1291958948"/>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7" draw:style-name="gr1"><draw:frame draw:style-name="gr29" draw:text-style-name="P46" svg:width="6.6906in" svg:height="3.6004in" svg:x="0in" svg:y="0in"><draw:image xlink:href="Pictures/10000000000007800000040A99D9426C.png" xlink:type="simple" xlink:show="embed" xlink:actuate="onLoad"><text:p/></draw:image></draw:frame><draw:rect draw:style-name="gr30" draw:text-style-name="P47" svg:width="1.2004in" svg:height="0.2004in" svg:x="0.2299in" svg:y="1.0098in"><text:p text:style-name="P43"><text:span text:style-name="T21">Standard Toolbar</text:span></text:p></draw:rect><draw:line draw:style-name="gr31" draw:text-style-name="P46" svg:x1="0.8299in" svg:y1="1.0094in" svg:x2="0.8299in" svg:y2="0.3094in"><text:p/></draw:line><draw:rect draw:style-name="gr30" draw:text-style-name="P47" svg:width="1.4504in" svg:height="0.2004in" svg:x="1.5299in" svg:y="1.2098in"><text:p text:style-name="P43"><text:span text:style-name="T21">Line &amp; Filling Toolbar</text:span></text:p></draw:rect><draw:line draw:style-name="gr31" draw:text-style-name="P46" svg:x1="2.1299in" svg:y1="1.2094in" svg:x2="2.1299in" svg:y2="0.4094in"><text:p/></draw:line><draw:rect draw:style-name="gr30" draw:text-style-name="P47" svg:width="0.9004in" svg:height="0.2004in" svg:x="0.1799in" svg:y="1.6098in"><text:p text:style-name="P43"><text:span text:style-name="T21">Pages Pane</text:span></text:p></draw:rect><draw:rect draw:style-name="gr30" draw:text-style-name="P47" svg:width="1.2004in" svg:height="0.2004in" svg:x="0.1799in" svg:y="2.4098in"><text:p text:style-name="P43"><text:span text:style-name="T21">Drawing Toolbar</text:span></text:p></draw:rect><draw:line draw:style-name="gr31" draw:text-style-name="P46" svg:x1="0.7799in" svg:y1="3.4094in" svg:x2="0.7799in" svg:y2="2.6094in"><text:p/></draw:line><draw:rect draw:style-name="gr30" draw:text-style-name="P47" svg:width="1.0004in" svg:height="0.2004in" svg:x="1.6902in" svg:y="2.5598in"><text:p text:style-name="P43"><text:span text:style-name="T21">Status bar</text:span></text:p></draw:rect><draw:line draw:style-name="gr31" draw:text-style-name="P46" svg:x1="2.1972in" svg:y1="3.5594in" svg:x2="2.1972in" svg:y2="2.7669in"><text:p/></draw:line><draw:rect draw:style-name="gr30" draw:text-style-name="P47" svg:width="1.0004in" svg:height="0.2004in" svg:x="5.4193in" svg:y="2.6598in"><text:p text:style-name="P43"><text:span text:style-name="T21">Side bar</text:span></text:p></draw:rect><draw:rect draw:style-name="gr30" draw:text-style-name="P47" svg:width="1.0004in" svg:height="0.2004in" svg:x="2.8209in" svg:y="1.911in"><text:p text:style-name="P43"><text:span text:style-name="T21">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5"><draw:text-box fo:min-height="1.0681in"><text:p text:style-name="OOoFigureCaption"><draw:frame draw:style-name="fr16" draw:name="graphics168" text:anchor-type="as-char" svg:width="4.1839in" svg:height="0.7193in" draw:z-index="22"><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6"><draw:text-box fo:min-height="1.0811in"><text:p text:style-name="OOoFigureCaption"><draw:frame draw:style-name="fr16" draw:name="graphics169" text:anchor-type="as-char" svg:width="4.3862in" svg:height="0.8417in" draw:z-index="7"><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1291959476" text:key1="Draw"/>toolbars<text:alphabetical-index-mark-end text:id="IMark1291959476"/><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Standard toolbar</text:p>
      <text:p text:style-name="OOoDefinition">The Standard toolbar is the same for all Apache OpenOffice components and is not described in detail in this chapter.</text:p>
      <text:p text:style-name="P23"><text:soft-page-break/><draw:frame draw:style-name="fr16" draw:name="graphics170" text:anchor-type="as-char" svg:width="6.6929in" svg:height="0.3492in" draw:z-index="8"><draw:image xlink:href="Pictures/100000000000028B000000228B4298EC.png" xlink:type="simple" xlink:show="embed" xlink:actuate="onLoad"/></draw:frame></text:p>
      <text:p text:style-name="OOoDefinitionTerm"><text:alphabetical-index-mark-start text:id="IMark1291958948"/><text:alphabetical-index-mark-start text:id="IMark1291959476" text:key1="toolbars"/>Line and Filling toolbar<text:alphabetical-index-mark-end text:id="IMark1291959476"/><text:alphabetical-index-mark-end text:id="IMark1291958948"/></text:p>
      <text:p text:style-name="OOoDefinition">The Line and Filling toolbar lets you modify the main properties of a drawing object. See page <text:bookmark-ref text:reference-format="page" text:ref-name="__RefHeading__33804_2069420273">17</text:bookmark-ref> for details.</text:p>
      <text:p text:style-name="OOoFigure"><draw:frame draw:style-name="fr16" draw:name="graphics171" text:anchor-type="as-char" svg:width="6.6929in" svg:height="0.339in" draw:z-index="9"><draw:image xlink:href="Pictures/10000000000002DF000000234F2716B0.png" xlink:type="simple" xlink:show="embed" xlink:actuate="onLoad"/></draw:frame></text:p>
      <text:p text:style-name="P8">Text Formatting toolbar</text:p>
      <text:p text:style-name="OOoDefinition">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6.6929in" svg:height="0.2799in" draw:z-index="23"><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Definition">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6.6929in" svg:height="0.2799in" draw:z-index="24"><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Definition">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25"><draw:text-box fo:min-height="0.8409in"><text:p text:style-name="OOoFigureCaption"><draw:frame draw:style-name="fr17" draw:name="graphics174" text:anchor-type="as-char" svg:width="4.1764in" svg:height="0.5555in" draw:z-index="26"><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0" text:outline-level="2">Choosing and Defining Colors</text:h>
      <text:p text:style-name="OOoDefinitionTerm"><text:alphabetical-index-mark-start text:id="IMark1291958948"/><text:alphabetical-index-mark-start text:id="IMark1291959092" text:key1="toolbars"/>Color Bar<text:alphabetical-index-mark-end text:id="IMark1291959092"/><text:alphabetical-index-mark-end text:id="IMark1291958948"/></text:p>
      <text:p text:style-name="OOoDefinition">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27"><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Select<text:span text:style-name="OOoStrongEmphasis"><text:span text:style-name="T1"> the </text:span></text:span><text:span text:style-name="OOoStrongEmphasis"><text:span text:style-name="T7">Colors</text:span></text:span> tab.</text:p>
      <text:p text:style-name="OOoTextBody"><text:soft-page-break/>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1291959092"/><text:span text:style-name="OOoDefault"><text:span text:style-name="T1">CMYK</text:span></text:span><text:alphabetical-index-mark-end text:id="IMark1291959092"/><text:span text:style-name="OOoDefault"><text:span text:style-name="T1"> (Cyan, Magenta, Yellow, Black), and </text:span></text:span><text:alphabetical-index-mark-start text:id="IMark1291956596"/><text:span text:style-name="OOoDefault"><text:span text:style-name="T1">RGB</text:span></text:span><text:alphabetical-index-mark-end text:id="IMark1291956596"/><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3.8189in" svg:width="6.0492in" draw:z-index="29"><draw:text-box fo:min-height="4.0252in"><text:p text:style-name="OOoFigureCaption"><draw:frame draw:style-name="fr16" draw:name="graphics175" text:anchor-type="as-char" svg:width="6.0118in" svg:height="3.989in" draw:z-index="30"><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960396768"/>color palette<text:alphabetical-index-mark-end text:id="IMark960396768"/></text:p></draw:text-box></draw:frame></text:p>
      <text:h text:style-name="OOoHeading_20_1" text:outline-level="2">Positioning Objects with <text:alphabetical-index-mark-start text:id="IMark1291956596"/>Snap Functions<text:alphabetical-index-mark-end text:id="IMark1291956596"/></text:h>
      <text:p text:style-name="P4">In Draw, objects can be accurately and consistently positioned using <text:alphabetical-index-mark-start text:id="IMark1291956596"/>grid points<text:alphabetical-index-mark-end text:id="IMark1291956596"/>,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ext:soft-page-break/>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1291956596"/>Snap to Grid<text:alphabetical-index-mark-end text:id="IMark1291956596"/></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2799in" svg:height="0.2598in" draw:z-index="31"><draw:image xlink:href="Pictures/10000000000000210000001F5D762CD0.png" xlink:type="simple" xlink:show="embed" xlink:actuate="onLoad"/></draw:frame> icon.</text:p>
      <text:p text:style-name="P24"><draw:frame draw:style-name="fr1" draw:name="Frame121" text:anchor-type="as-char" svg:y="-1.6154in" svg:width="3.2193in" draw:z-index="32"><draw:text-box fo:min-height="1.6917in"><text:p text:style-name="P18"><draw:frame draw:style-name="fr19" draw:name="graphics177" text:anchor-type="as-char" svg:width="3.2193in" svg:height="1.6811in" draw:z-index="33"><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2299in" svg:height="0.25in" draw:z-index="34"><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pan text:style-name="OOoDefault"><draw:frame draw:style-name="fr6" draw:name="Frame122" text:anchor-type="as-char" svg:width="5.161in" draw:z-index="18"><draw:text-box fo:min-height="3.5819in"><text:p text:style-name="OOoFigureCaption"><draw:frame text:anchor-type="as-char" draw:z-index="19" draw:style-name="gr32" draw:text-style-name="P46"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p></draw:text-box></draw:frame></text:span></text:p>
      <text:p text:style-name="OOoTextBody_5f_ListIntro"><text:soft-page-break/>In the <text:alphabetical-index-mark text:string-value="grid options"/>dialog shown in <text:sequence-ref text:reference-format="category-and-value" text:ref-name="refFigure8">Figure 9</text:sequence-ref>, you can set the following parameters:</text:p>
      <text:list xml:id="list38287109"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draw:frame draw:style-name="fr7" draw:name="Frame123" text:anchor-type="as-char" svg:width="5.4272in" draw:z-index="36"><draw:text-box fo:min-height="3.8425in"><text:p text:style-name="OOoFigureCaption"><draw:frame draw:style-name="fr21" draw:name="graphics182" text:anchor-type="as-char" svg:width="5.4272in" svg:height="3.5728in" draw:z-index="37"><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1291956596"/>guiding lines<text:alphabetical-index-mark-end text:id="IMark1291956596"/>—extensions of the edges of the object—while it is being moved. These guiding lines have no snap function.</text:p>
      <text:p text:style-name="OOoTextBody"><text:soft-page-break/><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38"><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 These same icons are displayed in </text:span>the <text:span text:style-name="T17">Sidebar</text:span>.</text:p>
      <text:p text:style-name="OOoFigure"><draw:frame draw:style-name="fr8" draw:name="Rahmen9" text:anchor-type="as-char" svg:width="3.5492in" draw:z-index="39"><draw:text-box fo:min-height="0.6362in"><text:p text:style-name="OOoFigureCaption"><draw:frame draw:style-name="fr16" draw:name="graphics184" text:anchor-type="as-char" svg:width="3.5492in" svg:height="0.4154in" draw:z-index="40"><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41"><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42"><draw:text-box fo:min-height="2.0417in"><text:p text:style-name="OOoFigureCaption"><draw:frame draw:style-name="fr22" draw:name="graphics186" text:anchor-type="as-char" svg:width="2.0945in" svg:height="1.7417in" draw:z-index="43"><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ext:soft-page-break/>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2799in" svg:height="0.2402in" draw:z-index="45"><draw:image xlink:href="Pictures/100000000000001E0000001A1FE47C67.png" xlink:type="simple" xlink:show="embed" xlink:actuate="onLoad"/></draw:frame> to draw an arrow.</text:p>
      <text:h text:style-name="OOoHeading_20_2" text:outline-level="3">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56"><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0"><draw:text-box fo:min-height="3.0035in"><text:p text:style-name="OOoFigure"><draw:g text:anchor-type="as-char" draw:z-index="11" draw:name="Shape9" draw:style-name="gr1"><draw:frame draw:style-name="gr2" draw:text-style-name="P42" svg:width="1.1634in" svg:height="1.1732in" svg:x="0.0693in" svg:y="0.4839in"><draw:image xlink:href="Pictures/1000000000000072000000737431D1FF.png" xlink:type="simple" xlink:show="embed" xlink:actuate="onLoad"><text:p/></draw:image></draw:frame><draw:g draw:style-name="gr3"><draw:rect draw:style-name="gr4" draw:text-style-name="P44" svg:width="0.1732in" svg:height="0.1724in" svg:x="0in" svg:y="0.2075in"><text:p text:style-name="P43"><text:span text:style-name="T20">1</text:span></text:p></draw:rect><draw:line draw:style-name="gr5" draw:text-style-name="P42" svg:x1="0.1728in" svg:y1="0.3799in" svg:x2="0.1728in" svg:y2="0.8165in"><text:p/></draw:line></draw:g><draw:g draw:style-name="gr3"><draw:rect draw:style-name="gr4" draw:text-style-name="P44" svg:width="0.1732in" svg:height="0.1732in" svg:x="0.2953in" svg:y="0.2075in"><text:p text:style-name="P43"><text:span text:style-name="T20">2</text:span></text:p></draw:rect><draw:line draw:style-name="gr6" draw:text-style-name="P42" svg:x1="0.4677in" svg:y1="0.3799in" svg:x2="0.4677in" svg:y2="0.8165in"><text:p/></draw:line></draw:g><draw:g draw:style-name="gr3"><draw:rect draw:style-name="gr4" draw:text-style-name="P44" svg:width="0.1732in" svg:height="0.1732in" svg:x="0.5563in" svg:y="0.2075in"><text:p text:style-name="P43"><text:span text:style-name="T20">3</text:span></text:p></draw:rect><draw:line draw:style-name="gr7" draw:text-style-name="P42" svg:x1="0.7287in" svg:y1="0.3799in" svg:x2="0.7287in" svg:y2="0.8165in"><text:p/></draw:line></draw:g><draw:g draw:style-name="gr3"><draw:rect draw:style-name="gr4" draw:text-style-name="P44" svg:width="0.1724in" svg:height="0.1732in" svg:x="0.8299in" svg:y="0.2075in"><text:p text:style-name="P43"><text:span text:style-name="T20">4</text:span></text:p></draw:rect><draw:line draw:style-name="gr8" draw:text-style-name="P42" svg:x1="1.0024in" svg:y1="0.3799in" svg:x2="1.0024in" svg:y2="0.8165in"><text:p/></draw:line></draw:g><draw:g draw:style-name="gr3"><draw:rect draw:style-name="gr4" draw:text-style-name="P44" svg:width="0.1724in" svg:height="0.1732in" svg:x="0.0693in" svg:y="0in"><text:p text:style-name="P43"><text:span text:style-name="T20">5</text:span></text:p></draw:rect><draw:line draw:style-name="gr9" draw:text-style-name="P42" svg:x1="0.2421in" svg:y1="0.1728in" svg:x2="0.2421in" svg:y2="1.1059in"><text:p/></draw:line></draw:g><draw:g draw:style-name="gr3"><draw:rect draw:style-name="gr4" draw:text-style-name="P44" svg:width="0.1724in" svg:height="0.1732in" svg:x="0.3457in" svg:y="0in"><text:p text:style-name="P43"><text:span text:style-name="T20">6</text:span></text:p></draw:rect><draw:line draw:style-name="gr10" draw:text-style-name="P42" svg:x1="0.5185in" svg:y1="0.1728in" svg:x2="0.5185in" svg:y2="1.1059in"><text:p/></draw:line></draw:g><draw:g draw:style-name="gr3"><draw:rect draw:style-name="gr4" draw:text-style-name="P44" svg:width="0.1732in" svg:height="0.1732in" svg:x="0.622in" svg:y="0in"><text:p text:style-name="P43"><text:span text:style-name="T20">7</text:span></text:p></draw:rect><draw:line draw:style-name="gr11" draw:text-style-name="P42" svg:x1="0.7949in" svg:y1="0.1728in" svg:x2="0.7949in" svg:y2="1.1059in"><text:p/></draw:line></draw:g><draw:g draw:style-name="gr3"><draw:rect draw:style-name="gr4" draw:text-style-name="P44" svg:width="0.1724in" svg:height="0.1732in" svg:x="0.8984in" svg:y="0in"><text:p text:style-name="P43"><text:span text:style-name="T20">8</text:span></text:p></draw:rect><draw:line draw:style-name="gr12" draw:text-style-name="P42" svg:x1="1.0713in" svg:y1="0.1728in" svg:x2="1.0713in" svg:y2="1.1059in"><text:p/></draw:line></draw:g><draw:g draw:style-name="gr3"><draw:rect draw:style-name="gr4" draw:text-style-name="P44" svg:width="0.1732in" svg:height="0.1732in" svg:x="0in" svg:y="1.7626in"><text:p text:style-name="P43"><text:span text:style-name="T20">9</text:span></text:p></draw:rect><draw:line draw:style-name="gr13" draw:text-style-name="P42" svg:x1="0.1728in" svg:y1="1.7622in" svg:x2="0.1807in" svg:y2="1.4213in"><text:p/></draw:line></draw:g><draw:g draw:style-name="gr3"><draw:rect draw:style-name="gr4" draw:text-style-name="P44" svg:width="0.2343in" svg:height="0.1724in" svg:x="0.3543in" svg:y="1.7634in"><text:p text:style-name="P43"><text:span text:style-name="T20">10</text:span></text:p></draw:rect><draw:line draw:style-name="gr14" draw:text-style-name="P42"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1291958852" text:key1="drawing"/><text:alphabetical-index-mark text:string-value="rectangle, drawing"/>Rectangle<text:alphabetical-index-mark-end text:id="IMark1291958852"/>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58"><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text:soft-page-break/><draw:frame draw:style-name="fr6" draw:name="Frame126" text:anchor-type="as-char" fo:min-width="4.1508in" draw:z-index="60"><draw:text-box fo:min-height="1.5319in"><text:p text:style-name="P18"><draw:frame draw:style-name="fr16" draw:name="graphics190" text:anchor-type="as-char" svg:width="4.1508in" svg:height="1.2661in" draw:z-index="61"><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63"><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draw:frame draw:style-name="fr6" draw:name="Frame127" text:anchor-type="as-char" svg:width="4.2661in" draw:z-index="64"><draw:text-box fo:min-height="1.5984in"><text:p text:style-name="P18"><draw:frame draw:style-name="fr16" draw:name="graphics192" text:anchor-type="as-char" svg:width="4.2661in" svg:height="1.3043in" draw:z-index="66"><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8">To draw a circle, hold down the <text:span text:style-name="OOoKeystroke">Shift</text:span> key while dragging the mouse.</text:p>
        </text:list-item>
        <text:list-item>
          <text:p text:style-name="P33">To draw an ellipse with the starting point at the center (instead of the corner), hold down the <text:span text:style-name="OOoKeystroke">Alt</text:span> key while dragging the mouse.</text:p>
        </text:list-item>
        <text:list-item>
          <text:p text:style-name="P33">To draw a circle with the starting point at the center, hold down both the <text:span text:style-name="OOoKeystroke">Alt</text:span> and <text:span text:style-name="OOoKeystroke">Shift</text:span> keys while dragging the mouse.</text:p>
        </text:list-item>
        <text:list-item>
          <text:p text:style-name="P3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67"><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ext:soft-page-break/>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68"><draw:text-box fo:min-height="2.1555in"><text:p text:style-name="OOoFigure"><draw:frame draw:style-name="fr17" draw:name="graphics194" text:anchor-type="as-char" svg:width="1.2756in" svg:height="1.2465in" draw:z-index="69"><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73"><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text:soft-page-break/>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74"><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75"><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76"><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2.1173in" draw:z-index="77"><draw:text-box fo:min-height="1.6528in"><text:p text:style-name="OOoFigureCaption"><draw:frame draw:style-name="fr16" draw:name="graphics384" text:anchor-type="as-char" svg:width="2.0126in" svg:height="1.3945in" draw:z-index="78"><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1291956596"/>gluepoints<text:alphabetical-index-mark-end text:id="IMark1291956596"/> on an object. When you move the other object, the connector moves with it. Connectors are particularly useful for making organizational charts. You can reorganize the blocks of your chart and all the connected objects stay connected.</text:p>
      <text:p text:style-name="P4"><text:soft-page-break/><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3.2264in" draw:z-index="81"><draw:text-box fo:min-height="2.248in"><text:p text:style-name="P19"><draw:frame draw:style-name="fr25" draw:name="Grafik43" text:anchor-type="as-char" svg:width="1.7992in" svg:height="1.8661in" draw:z-index="86"><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87"><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1549768053878127808" text:style-name="L1">
        <text:list-item>
          <text:h text:style-name="P39" text:outline-level="2">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88"><draw:text-box fo:min-height="0.6602in"><text:p text:style-name="OOoFigureCaption"><draw:frame draw:style-name="fr26" draw:name="graphics201" text:anchor-type="as-char" svg:width="3.1244in" svg:height="0.4366in" draw:z-index="89"><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Definition">The <text:span text:style-name="OOoMenuPath">Basic Shapes</text:span> icon <draw:frame draw:style-name="fr17" draw:name="graphics202" text:anchor-type="as-char" svg:width="0.3744in" svg:height="0.2244in" draw:z-index="90"><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1.6909in" svg:height="1.4953in" draw:z-index="91"><draw:image xlink:href="Pictures/10000000000000A4000000913822AE34.png" xlink:type="simple" xlink:show="embed" xlink:actuate="onLoad"/></draw:frame></text:p>
          </table:table-cell>
        </table:table-row>
      </table:table>
      <text:p text:style-name="OOoDefinitionTerm"><text:soft-page-break/>Symbol shapes</text:p>
      <table:table table:name="Table108" table:style-name="Table108">
        <table:table-column table:style-name="Table108.A"/>
        <table:table-column table:style-name="Table108.B"/>
        <table:table-row>
          <table:table-cell office:value-type="string">
            <text:p text:style-name="OOoDefinition">The <text:span text:style-name="OOoMenuPath">Symbol Shapes</text:span> icon <draw:frame draw:style-name="fr17" draw:name="graphics204" text:anchor-type="as-char" svg:width="0.3744in" svg:height="0.2244in" draw:z-index="92"><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7" draw:name="graphics205" text:anchor-type="as-char" svg:width="1.7047in" svg:height="1.1957in" draw:z-index="93"><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Definition">The <text:span text:style-name="OOoMenuPath">Block Arrows</text:span> icon <draw:frame draw:style-name="fr17" draw:name="graphics206" text:anchor-type="as-char" svg:width="0.3744in" svg:height="0.2244in" draw:z-index="94"><draw:image xlink:href="Pictures/10000201000000280000001863638E7D.png" xlink:type="simple" xlink:show="embed" xlink:actuate="onLoad"/></draw:frame> opens the Block Arrows toolbar.</text:p>
          </table:table-cell>
          <table:table-cell office:value-type="string">
            <text:p text:style-name="P26"><draw:frame draw:style-name="fr17" draw:name="graphics207" text:anchor-type="as-char" svg:width="1.6929in" svg:height="1.8035in" draw:z-index="95"><draw:image xlink:href="Pictures/10000000000000A4000000AFC9FEDF95.png" xlink:type="simple" xlink:show="embed" xlink:actuate="onLoad"/></draw:frame></text:p>
          </table:table-cell>
        </table:table-row>
      </table:table>
      <text:p text:style-name="OOoDefinitionTerm">Flowcharts</text:p>
      <table:table table:name="Table110" table:style-name="Table110">
        <table:table-column table:style-name="Table110.A"/>
        <table:table-column table:style-name="Table110.B"/>
        <table:table-row>
          <table:table-cell office:value-type="string">
            <text:p text:style-name="OOoDefinition">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79"><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1.6929in" svg:height="1.8063in" draw:z-index="80"><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Definition">Use the <text:span text:style-name="OOoMenuPath">Callouts</text:span> icon <draw:frame draw:style-name="fr17" draw:name="graphics210" text:anchor-type="as-char" svg:width="0.3744in" svg:height="0.2244in" draw:z-index="82"><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7" draw:name="graphics211" text:anchor-type="as-char" svg:width="2.0134in" svg:height="0.5862in" draw:z-index="83"><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Definition">These tools are associated with the Stars icon <draw:frame draw:style-name="fr17" draw:name="graphics212" text:anchor-type="as-char" svg:width="0.3744in" svg:height="0.2244in" draw:z-index="84"><draw:image xlink:href="Pictures/1000020100000028000000187307A5A5.png" xlink:type="simple" xlink:show="embed" xlink:actuate="onLoad"/></draw:frame>.</text:p>
          </table:table-cell>
          <table:table-cell office:value-type="string">
            <text:p text:style-name="P26"><draw:frame draw:style-name="fr17" draw:name="graphics213" text:anchor-type="as-char" svg:width="1.7311in" svg:height="0.8972in" draw:z-index="85"><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ext:soft-page-break/>
        <table:table-row table:style-name="Table113.1">
          <table:table-cell table:style-name="Table113.A1" office:value-type="string">
            <text:h text:style-name="OOoHeading_20_2" text:outline-level="3">Selection by <text:alphabetical-index-mark-start text:id="IMark1291956980" text:key1="objects"/>Framing<text:alphabetical-index-mark-end text:id="IMark1291956980"/></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96"><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1.3791in" svg:height="1.3126in" draw:z-index="97"><draw:image xlink:href="Pictures/10000000000000EE000000E421E9569B.png" xlink:type="simple" xlink:show="embed" xlink:actuate="onLoad"/></draw:frame></text:p>
          </table:table-cell>
        </table:table-row>
      </table:table>
      <text:h text:style-name="OOoHeading_20_2" text:outline-level="3">Selecting <text:alphabetical-index-mark-start text:id="IMark1291957604"/><text:alphabetical-index-mark-start text:id="IMark1291959092" text:key1="objects"/>Hidden<text:alphabetical-index-mark-end text:id="IMark1291959092"/> Objects<text:alphabetical-index-mark-end text:id="IMark1291957604"/></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numerous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1.5835in" svg:height="1.3799in" draw:z-index="98"><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select <text:span text:style-name="OOoMenuPath">Arrange</text:span> from the context menu, then pick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0.4335in" svg:height="0.2756in" draw:z-index="99"><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soft-page-break/><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1.811in" svg:height="1.4555in" draw:z-index="100"><draw:image xlink:href="Pictures/10000000000000A3000000834A22B198.png" xlink:type="simple" xlink:show="embed" xlink:actuate="onLoad"/></draw:frame></text:p>
          </table:table-cell>
        </table:table-row>
      </table:table>
      <text:h text:style-name="OOoHeading_20_2" text:outline-level="3"><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1.8417in" svg:height="1.1917in" draw:z-index="101"><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text:soft-page-break/>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102"><draw:text-box fo:min-height="2.3362in"><text:p text:style-name="OOoFigureCaption"><draw:frame draw:style-name="fr30" draw:name="graphics218" text:anchor-type="paragraph" svg:x="0.0016in" svg:y="0.0008in" svg:width="3.5602in" style:rel-width="100%" svg:height="2.3362in" style:rel-height="scale" draw:z-index="103"><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48"><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71"><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2" draw:name="Shape10" draw:style-name="gr1"><draw:frame draw:style-name="gr2" draw:text-style-name="P42" svg:width="2.5461in" svg:height="1.7323in" svg:x="0in" svg:y="0in"><draw:image xlink:href="Pictures/10000000000000DB00000095193EEA2F.png" xlink:type="simple" xlink:show="embed" xlink:actuate="onLoad"><text:p/></draw:image></draw:frame><draw:frame draw:style-name="gr2" draw:text-style-name="P42"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55"><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70"><draw:image xlink:href="Pictures/100000000000001C0000001B93F2ACDD.png" xlink:type="simple" xlink:show="embed" xlink:actuate="onLoad"/></draw:frame></text:span><text:span text:style-name="T11"> icon to see more options.</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ext:soft-page-break/>
        <table:table-row>
          <table:table-cell table:style-name="Table121.A1" table:number-columns-spanned="3" office:value-type="string">
            <text:p text:style-name="P28"><draw:frame draw:style-name="fr16" draw:name="graphics221" text:anchor-type="as-char" svg:width="6.689in" svg:height="0.6728in" draw:z-index="72"><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1291957892"/>Context Menu<text:alphabetical-index-mark-end text:id="IMark129195789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2.2925in" style:rel-width="88%" svg:height="1.361in" style:rel-height="scale" draw:z-index="44"><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57"><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960303848"/>Line Properties<text:alphabetical-index-mark-end text:id="IMark960303848"/></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3"><draw:text-box fo:min-height="2.0339in"><text:p text:style-name="P19"><draw:g text:anchor-type="as-char" draw:z-index="14" draw:name="Shape11" draw:style-name="gr1"><draw:rect draw:style-name="gr15" draw:text-style-name="P45" svg:width="1.9689in" svg:height="1.1815in" svg:x="0in" svg:y="0.1965in"><text:p/></draw:rect><draw:line draw:style-name="gr16" draw:text-style-name="P45" svg:x1="1.5752in" svg:y1="1.5752in" svg:x2="1.5752in" svg:y2="0in"><text:p/></draw:line><draw:line draw:style-name="gr17" draw:text-style-name="P45" svg:x1="0.3937in" svg:y1="1.5752in" svg:x2="0.3937in" svg:y2="0in"><text:p/></draw:line><draw:line draw:style-name="gr18" draw:text-style-name="P45"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20"><draw:image xlink:href="Pictures/100000000000007A0000012F7F691ED9.png" xlink:type="simple" xlink:show="embed" xlink:actuate="onLoad"/></draw:frame><text:soft-page-break/>Drawing <text:alphabetical-index-mark-start text:id="IMark960303848"/>Arrows<text:alphabetical-index-mark-end text:id="IMark960303848"/></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65"><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3.1307in" svg:height="1.6575in" draw:z-index="46"><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47"><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1.5335in" svg:height="1.1764in" draw:z-index="49"><draw:image xlink:href="Pictures/10000000000000A900000082DD68D8C7.png" xlink:type="simple" xlink:show="embed" xlink:actuate="onLoad"/></draw:frame></text:p>
          </table:table-cell>
        </table:table-row>
      </table:table>
      <text:h text:style-name="OOoHeading_20_2" text:outline-level="3">Adding <text:alphabetical-index-mark-start text:id="IMark1291957892"/>Transparency<text:alphabetical-index-mark-end text:id="IMark1291957892"/></text:h>
      <text:p text:style-name="OOoTextBody">You can make objects partly or fully transparent, or even with a varying degree of transparency (as a gradient).</text:p>
      <text:h text:style-name="OOoHeading_20_1" text:outline-level="2"><text:soft-page-break/>Using <text:alphabetical-index-mark-start text:id="IMark1291957892"/>Styles<text:alphabetical-index-mark-end text:id="IMark1291957892"/></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2819in" svg:width="0.2756in" svg:height="0.2756in" draw:z-index="50"><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51"><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7" draw:name="graphics229" text:anchor-type="as-char" svg:width="1.3307in" svg:height="0.8335in" draw:z-index="52"><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1.3181in" svg:height="0.7835in" draw:z-index="53"><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1.3071in" svg:height="1.2047in" draw:z-index="54"><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2.0783in" svg:height="1.3071in" draw:z-index="59"><draw:image xlink:href="Pictures/10000000000000E500000090900D1A37.png" xlink:type="simple" xlink:show="embed" xlink:actuate="onLoad"/></draw:frame></text:p>
          </table:table-cell>
          <table:table-cell office:value-type="string">
            <text:p text:style-name="P27"><draw:frame draw:style-name="fr17" draw:name="graphics233" text:anchor-type="as-char" svg:width="2.1165in" svg:height="1.3311in" draw:z-index="62"><draw:image xlink:href="Pictures/10000000000000E5000000908B337645.png" xlink:type="simple" xlink:show="embed" xlink:actuate="onLoad"/></draw:frame></text:p>
          </table:table-cell>
        </table:table-row>
      </table:table>
      <text:h text:style-name="OOoHeading_20_2" text:outline-level="3"><text:soft-page-break/><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G<text:alphabetical-index-mark-start text:id="IMark960303848"/>radients<text:alphabetical-index-mark-end text:id="IMark960303848"/><text:reference-mark-end text:name="Dynamic gradients"/></text:h>
      <text:p text:style-name="OOoTextBody">You can control <text:alphabetical-index-mark-start text:id="IMark1291957892"/>transparency<text:alphabetical-index-mark-end text:id="IMark129195789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960303848" text:key1="drawing"/><text:alphabetical-index-mark-start text:id="IMark1291957892"/>duplication<text:alphabetical-index-mark-end text:id="IMark1291957892"/><text:alphabetical-index-mark-end text:id="IMark960303848"/>,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selected in that dialog are applied to a blue rectangle, they produce the result shown in <text:sequence-ref text:reference-format="category-and-value" text:ref-name="refFigure23">Figure 24</text:sequence-ref>.</text:p>
      <text:p text:style-name="P11"><draw:frame draw:style-name="fr1" draw:name="Frame131" text:anchor-type="as-char" svg:y="-3.4846in" svg:width="4.0689in" draw:z-index="104"><draw:text-box fo:min-height="3.7693in"><text:p text:style-name="OOoFigureCaption"><draw:frame draw:style-name="fr17" draw:name="graphics234" text:anchor-type="as-char" svg:width="4.0689in" svg:height="3.5047in" draw:z-index="105"><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text:soft-page-break/><draw:frame draw:style-name="fr12" draw:name="Frame132" text:anchor-type="as-char" svg:y="-2.461in" svg:width="2.4173in" draw:z-index="106"><draw:text-box fo:min-height="2.3453in"><text:p text:style-name="OOoFigureCaption"><draw:frame draw:style-name="fr30" draw:name="graphics235" text:anchor-type="paragraph" svg:x="0.0016in" svg:y="0.0008in" svg:width="2.4173in" style:rel-width="100%" svg:height="2.3453in" style:rel-height="scale" draw:z-index="107"><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0.3937in" draw:z-index="28"><draw:text-box fo:min-height="1.6181in"><text:p text:style-name="OOoFigureCaption"><draw:frame draw:style-name="fr17" draw:name="graphics236" text:anchor-type="as-char" svg:width="3.9701in" svg:height="1.6299in" draw:z-index="35"><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5"><draw:text-box fo:min-height="1.4417in"><text:p text:style-name="OOoFigureCaption"><draw:g text:anchor-type="as-char" draw:z-index="16" draw:name="Shape12" draw:style-name="gr19"><draw:custom-shape draw:style-name="gr20" draw:text-style-name="P45"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5"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5"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5"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5"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5"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5"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5"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5"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5"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5"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text:soft-page-break/>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many objects are undone as soon as you click outside the group. However, you can group objects and keep those selected objects grouped together.</text:p>
      <text:h text:style-name="OOoHeading_20_2" text:outline-level="3">Maintaining Groups and <text:alphabetical-index-mark-start text:id="IMark1291957892"/>Undoing Groups<text:alphabetical-index-mark-end text:id="IMark129195789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select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P<text:alphabetical-index-mark-start text:id="IMark960303848"/><text:alphabetical-index-mark-start text:id="IMark1291957892" text:key1="drawing objects"/>ositioning<text:alphabetical-index-mark-end text:id="IMark1291957892"/> Objects<text:alphabetical-index-mark-end text:id="IMark960303848"/><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7">Moving an object to the front or to the back</text:p>
        </text:list-item>
      </text:list>
      <text:list xml:id="list38293375" text:continue-list="list38287109" text:style-name="OOoBullets_20_1">
        <text:list-item>
          <text:p text:style-name="P34">Aligning objects with respect to each other</text:p>
        </text:list-item>
        <text:list-item>
          <text:p text:style-name="P36">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soft-page-break/><text:alphabetical-index-mark text:string-value="inserting pictures" text:key1="drawing"/>Inserting and Editing Pictures</text:h>
      <text:p text:style-name="OOoTextBody_5f_ListIntro">Draw contains a number of functions for editing <text:alphabetical-index-mark-start text:id="IMark960396384"/><text:alphabetical-index-mark-start text:id="IMark960377644"/>raster graphics<text:alphabetical-index-mark-end text:id="IMark960377644"/><text:alphabetical-index-mark-end text:id="IMark960396384"/> (<text:alphabetical-index-mark-start text:id="IMark1291960244"/><text:alphabetical-index-mark-start text:id="IMark960395664"/>bitmaps<text:alphabetical-index-mark-end text:id="IMark960395664"/><text:alphabetical-index-mark-end text:id="IMark1291960244"/>)—for example, photos and scanned images—including import and export as well as <text:alphabetical-index-mark-start text:id="IMark1291958276"/><text:alphabetical-index-mark-start text:id="IMark960393984"/>conversion<text:alphabetical-index-mark-end text:id="IMark960393984"/><text:alphabetical-index-mark-end text:id="IMark1291958276"/> from one format to another. Draw can read in all the usual range of graphic file formats.</text:p>
      <text:p text:style-name="OOoTextBody_5f_ListIntro">You can add pictures from several sources:</text:p>
      <text:list xml:id="list1166782093" text:style-name="OOoBullets_20_1">
        <text:list-item>
          <text:p text:style-name="OOoList_20_1_20_Start">The Gallery; see Chapter 10 (Graphics, the Gallery, and Fontwork) in this book</text:p>
        </text:list-item>
      </text:list>
      <text:list xml:id="list38290258" text:continue-list="list38293375"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960395664"/><text:alphabetical-index-mark-start text:id="IMark1291960244" text:key1="drawing objects"/>3D Objects<text:alphabetical-index-mark-end text:id="IMark1291960244"/><text:alphabetical-index-mark-end text:id="IMark960395664"/></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1291960244" text:key1="drawing"/>HTML export<text:alphabetical-index-mark-end text:id="IMark1291960244"/> uses a conversion wizard that creates as many web pages as there are pages in your <text:alphabetical-index-mark-start text:id="IMark960393984"/>Draw<text:alphabetical-index-mark-end text:id="IMark960393984"/>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ext:soft-page-break/>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1"><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5</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6-17T18:05:09.15</dc:date>
    <dc:creator>Keith McKenna</dc:creator>
    <meta:editing-duration>PT10H12M52S</meta:editing-duration>
    <meta:editing-cycles>65</meta:editing-cycles>
    <meta:generator>OpenOffice/4.1.12$Win32 OpenOffice.org_project/4112m1$Build-9809</meta:generator>
    <meta:keyword>Version 4.1</meta:keyword>
    <dc:subject>Apache OpenOffice User Guides</dc:subject>
    <meta:document-statistic meta:table-count="28" meta:image-count="77" meta:object-count="0" meta:page-count="26" meta:paragraph-count="432" meta:word-count="7134" meta:character-count="40479"/>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